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0F7CB81FA2368DBB.png" manifest:media-type="image/png"/>
  <manifest:file-entry manifest:full-path="Pictures/100000000000058A000000C5C53E2CFA59B0F5EA.png" manifest:media-type="image/png"/>
  <manifest:file-entry manifest:full-path="Pictures/10000201000000A3000000A33D6DFE6483E395FC.png" manifest:media-type="image/png"/>
  <manifest:file-entry manifest:full-path="Pictures/10000000000002DE0000029C7D1D9F111D697F7B.png" manifest:media-type="image/png"/>
  <manifest:file-entry manifest:full-path="Pictures/10000201000002AF000002AF5223D2907EE9F9C4.png" manifest:media-type="image/png"/>
  <manifest:file-entry manifest:full-path="Pictures/1000020100000184000001840F790113A0B85CAE.png" manifest:media-type="image/png"/>
  <manifest:file-entry manifest:full-path="Pictures/100002010000010700000107AD54EE3B8C965D82.png" manifest:media-type="image/png"/>
  <manifest:file-entry manifest:full-path="Pictures/1000000000000551000002BD6EC598E5E19AC425.png" manifest:media-type="image/png"/>
  <manifest:file-entry manifest:full-path="Pictures/10000000000004CC0000030D9C48A90E7273720F.png" manifest:media-type="image/png"/>
  <manifest:file-entry manifest:full-path="Pictures/1000000000000616000002E1BCAE2E028BEB75D8.png" manifest:media-type="image/png"/>
  <manifest:file-entry manifest:full-path="Pictures/10000000000002E20000025A1654F1094A7B8FB1.png" manifest:media-type="image/png"/>
  <manifest:file-entry manifest:full-path="Pictures/10000000000005D200000291E411CEF07F910372.png" manifest:media-type="image/png"/>
  <manifest:file-entry manifest:full-path="Pictures/10000000000003E30000026D420C4D53FD5E7D2A.png" manifest:media-type="image/png"/>
  <manifest:file-entry manifest:full-path="Pictures/100000000000029D0000032914BDE616721B43D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entury Gothic" svg:font-family="'Century Gothic'"/>
    <style:font-face style:name="Century Gothic1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思源黑体" svg:font-family="思源黑体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标题幻灯片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标题幻灯片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标题幻灯片-notes">
      <style:graphic-properties draw:fill-color="#ffffff" fo:min-height="13.364cm"/>
      <style:paragraph-properties style:writing-mode="lr-tb"/>
    </style:style>
    <style:style style:name="pr4" style:family="presentation" style:parent-style-name="标题和内容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标题和内容-notes">
      <style:graphic-properties draw:fill-color="#ffffff" fo:min-height="13.364cm"/>
      <style:paragraph-properties style:writing-mode="lr-tb"/>
    </style:style>
    <style:style style:name="pr6" style:family="presentation" style:parent-style-name="标题和内容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72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 style:font-independent-line-spacing="true"/>
      <style:text-properties fo:font-size="42pt"/>
    </style:style>
    <style:style style:name="P7" style:family="paragraph">
      <loext:graphic-properties draw:fill="none"/>
      <style:paragraph-properties fo:text-align="center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T1" style:family="text">
      <style:text-properties fo:font-variant="normal" fo:text-transform="none" fo:color="#ebebeb" style:text-line-through-style="none" style:text-line-through-type="none" style:text-position="0% 100%" style:font-name="Century Gothic" fo:font-size="72pt" fo:letter-spacing="normal" fo:font-style="normal" style:text-underline-style="none" fo:font-weight="normal" style:font-size-asian="72pt" style:language-asian="zh" style:country-asian="CN" style:font-style-asian="normal" style:font-weight-asian="normal" style:font-size-complex="72pt" style:font-style-complex="normal" style:font-weight-complex="normal"/>
    </style:style>
    <style:style style:name="T2" style:family="text">
      <style:text-properties fo:text-transform="uppercase" fo:color="#8ad0d6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ebebeb" style:text-line-through-style="none" style:text-line-through-type="none" style:text-position="0% 100%" style:font-name="Century Gothic" fo:font-size="42pt" fo:letter-spacing="normal" fo:font-style="normal" style:text-underline-style="none" fo:font-weight="normal" style:font-size-asian="42pt" style:language-asian="zh" style:country-asian="CN" style:font-style-asian="normal" style:font-weight-asian="normal" style:font-size-complex="42pt" style:font-style-complex="normal" style:font-weight-complex="normal"/>
    </style:style>
    <style:style style:name="T4" style:family="text">
      <style:text-properties fo:font-variant="normal" fo:text-transform="none" fo:color="#ebebeb" style:text-line-through-style="none" style:text-line-through-type="none" style:text-position="0% 100%" style:font-name="Century Gothic" fo:font-size="42pt" fo:letter-spacing="normal" fo:font-style="normal" style:text-underline-style="none" fo:font-weight="bold" style:font-size-asian="42pt" style:language-asian="zh" style:country-asian="CN" style:font-style-asian="normal" style:font-weight-asian="bold" style:font-size-complex="42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entury Gothic" fo:font-size="18pt" fo:letter-spacing="normal" fo:language="en" fo:country="US" fo:font-style="normal" style:text-underline-style="none" fo:font-weight="normal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language="en" fo:country="US" fo:font-style="normal" style:text-underline-style="none" fo:font-weight="normal" style:font-size-asian="20pt" style:language-asian="zh" style:country-asian="CN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bebe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ad0d6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space-before="0.001cm" text:min-label-width="0.952cm"/>
        <style:text-properties fo:font-family="'Wingdings 3'" style:font-charset="x-symbol" fo:color="#8ad0d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标题幻灯片" presentation:presentation-page-layout-name="AL1T0">
        <draw:frame draw:name="标题 1" presentation:style-name="pr1" draw:text-style-name="P2" draw:layer="layout" svg:width="24.515cm" svg:height="9.248cm" svg:x="3.208cm" svg:y="4.022cm" presentation:class="title" presentation:user-transformed="true">
          <draw:text-box>
            <text:p text:style-name="P1"><text:span text:style-name="T1">微课网 个人项目报告</text:span><text:span text:style-name="T1"><text:line-break/></text:span><text:span text:style-name="T1"/></text:p>
          </draw:text-box>
        </draw:frame>
        <draw:frame draw:name="副标题 2" presentation:style-name="pr2" draw:text-style-name="P4" draw:layer="layout" svg:width="24.515cm" svg:height="2.392cm" svg:x="13.211cm" svg:y="12.275cm" presentation:class="subtitle" presentation:user-transformed="true">
          <draw:text-box>
            <text:p text:style-name="P3"><text:span text:style-name="T2">陈浩基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我所进行的需求分析（功能模块部分）" draw:style-name="dp1" draw:master-page-name="标题和内容" presentation:presentation-page-layout-name="AL2T11">
        <draw:frame draw:name="标题 1" presentation:style-name="pr4" draw:text-style-name="P6" draw:layer="layout" svg:width="26.123cm" svg:height="3.889cm" svg:x="1.795cm" svg:y="1.258cm" presentation:class="title" presentation:user-transformed="true">
          <draw:text-box>
            <text:p text:style-name="P1"><text:span text:style-name="T3">我所进行的需求分析（功能模块部分）</text:span></text:p>
          </draw:text-box>
        </draw:frame>
        <draw:frame draw:name="图片 23" draw:style-name="gr2" draw:text-style-name="P7" draw:layer="layout" svg:width="18.963cm" svg:height="11.653cm" svg:x="6.246cm" svg:y="5.703cm">
          <draw:image xlink:href="Pictures/10000000000002DE0000029C7D1D9F111D697F7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主要负责部分：后台管理（用户增删改查）" draw:style-name="dp1" draw:master-page-name="标题和内容" presentation:presentation-page-layout-name="AL2T11">
        <draw:frame draw:name="标题 1" presentation:style-name="pr4" draw:text-style-name="P6" draw:layer="layout" svg:width="26.123cm" svg:height="3.889cm" svg:x="1.795cm" svg:y="1.258cm" presentation:class="title" presentation:user-transformed="true">
          <draw:text-box>
            <text:p text:style-name="P1"><text:span text:style-name="T3">主要负责部分：后台管理（用户增删改查）</text:span></text:p>
          </draw:text-box>
        </draw:frame>
        <draw:frame draw:name="图片 3" draw:style-name="gr2" draw:text-style-name="P7" draw:layer="layout" svg:width="25.734cm" svg:height="13.254cm" svg:x="3.587cm" svg:y="5.148cm">
          <draw:image xlink:href="Pictures/1000000000000551000002BD6EC598E5E19AC4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查看用户信息" draw:style-name="dp1" draw:master-page-name="标题和内容" presentation:presentation-page-layout-name="AL2T11">
        <draw:frame draw:name="标题 1" presentation:style-name="pr4" draw:text-style-name="P6" draw:layer="layout" svg:width="26.123cm" svg:height="3.889cm" svg:x="1.795cm" svg:y="1.258cm" presentation:class="title" presentation:user-transformed="true">
          <draw:text-box>
            <text:p text:style-name="P1"><text:span text:style-name="T3">查看用户信息</text:span></text:p>
          </draw:text-box>
        </draw:frame>
        <draw:frame draw:name="图片 3" draw:style-name="gr2" draw:text-style-name="P7" draw:layer="layout" svg:width="20.708cm" svg:height="13.17cm" svg:x="6.142cm" svg:y="4.026cm">
          <draw:image xlink:href="Pictures/10000000000004CC0000030D9C48A90E7273720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查看用户信息" draw:style-name="dp1" draw:master-page-name="标题和内容" presentation:presentation-page-layout-name="AL2T11">
        <draw:frame draw:name="标题 1" presentation:style-name="pr4" draw:text-style-name="P6" draw:layer="layout" svg:width="26.123cm" svg:height="3.889cm" svg:x="1.795cm" svg:y="1.258cm" presentation:class="title" presentation:user-transformed="true">
          <draw:text-box>
            <text:p text:style-name="P1"><text:span text:style-name="T4">查看用户信息</text:span></text:p>
          </draw:text-box>
        </draw:frame>
        <draw:frame draw:name="图片 6" draw:style-name="gr2" draw:text-style-name="P7" draw:layer="layout" svg:width="30.016cm" svg:height="4.169cm" svg:x="1.925cm" svg:y="3.203cm">
          <draw:image xlink:href="Pictures/100000000000058A000000C5C53E2CFA59B0F5EA.png" xlink:type="simple" xlink:show="embed" xlink:actuate="onLoad" loext:mime-type="image/png">
            <text:p/>
          </draw:image>
        </draw:frame>
        <draw:custom-shape draw:name="文本框 7" draw:style-name="gr3" draw:text-style-name="P9" draw:layer="layout" svg:width="21.109cm" svg:height="1.013cm" svg:x="1.795cm" svg:y="7.423cm">
          <text:p text:style-name="P8"><text:span text:style-name="T5">连接数据库并设置一个</text:span><text:span text:style-name="T6">lesson</text:span><text:span text:style-name="T6">数组存储课程信息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8" draw:style-name="gr2" draw:text-style-name="P7" draw:layer="layout" svg:width="19.001cm" svg:height="8.988cm" svg:x="1.403cm" svg:y="9.648cm">
          <draw:image xlink:href="Pictures/1000000000000616000002E1BCAE2E028BEB75D8.png" xlink:type="simple" xlink:show="embed" xlink:actuate="onLoad" loext:mime-type="image/png">
            <text:p/>
          </draw:image>
        </draw:frame>
        <draw:custom-shape draw:name="文本框 9" draw:style-name="gr3" draw:text-style-name="P9" draw:layer="layout" svg:width="10.548cm" svg:height="1.775cm" svg:x="21.59cm" svg:y="12.943cm">
          <text:p text:style-name="P8"><text:span text:style-name="T5">读取数据库信息并使用表格以及</text:span><text:span text:style-name="T6">bootstrap</text:span><text:span text:style-name="T6">效果打印出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删除用户" draw:style-name="dp1" draw:master-page-name="标题和内容" presentation:presentation-page-layout-name="AL2T11">
        <draw:frame draw:name="标题 1" presentation:style-name="pr4" draw:text-style-name="P6" draw:layer="layout" svg:width="26.123cm" svg:height="3.889cm" svg:x="1.795cm" svg:y="1.258cm" presentation:class="title" presentation:user-transformed="true">
          <draw:text-box>
            <text:p text:style-name="P1"><text:span text:style-name="T3">删除用户</text:span></text:p>
          </draw:text-box>
        </draw:frame>
        <draw:frame draw:name="内容占位符 3" draw:style-name="gr2" draw:text-style-name="P7" draw:layer="layout" svg:width="18.322cm" svg:height="11.654cm" svg:x="7.772cm" svg:y="5.148cm">
          <draw:image xlink:href="Pictures/10000000000002E20000025A1654F1094A7B8F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删除用户" draw:style-name="dp1" draw:master-page-name="标题和内容" presentation:presentation-page-layout-name="AL2T11">
        <draw:frame draw:name="标题 1" presentation:style-name="pr4" draw:text-style-name="P6" draw:layer="layout" svg:width="26.123cm" svg:height="3.889cm" svg:x="1.795cm" svg:y="1.258cm" presentation:class="title" presentation:user-transformed="true">
          <draw:text-box>
            <text:p text:style-name="P1"><text:span text:style-name="T3">删除用户</text:span></text:p>
          </draw:text-box>
        </draw:frame>
        <draw:frame draw:name="内容占位符 3" draw:style-name="gr2" draw:text-style-name="P7" draw:layer="layout" svg:width="26.898cm" svg:height="11.86cm" svg:x="1.408cm" svg:y="3.595cm">
          <draw:image xlink:href="Pictures/10000000000005D200000291E411CEF07F910372.png" xlink:type="simple" xlink:show="embed" xlink:actuate="onLoad" loext:mime-type="image/png">
            <text:p/>
          </draw:image>
        </draw:frame>
        <draw:custom-shape draw:name="文本框 4" draw:style-name="gr3" draw:text-style-name="P9" draw:layer="layout" svg:width="21.036cm" svg:height="1.013cm" svg:x="1.795cm" svg:y="16.369cm">
          <text:p text:style-name="P8"><text:span text:style-name="T5">管理员需要按下三个单选按钮后才能执行删除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修改用户信息" draw:style-name="dp1" draw:master-page-name="标题和内容" presentation:presentation-page-layout-name="AL2T11">
        <draw:frame draw:name="标题 1" presentation:style-name="pr4" draw:text-style-name="P6" draw:layer="layout" svg:width="26.123cm" svg:height="3.889cm" svg:x="1.795cm" svg:y="1.258cm" presentation:class="title" presentation:user-transformed="true">
          <draw:text-box>
            <text:p text:style-name="P1"><text:span text:style-name="T3">修改用户信息</text:span></text:p>
          </draw:text-box>
        </draw:frame>
        <draw:frame draw:name="内容占位符 3" draw:style-name="gr2" draw:text-style-name="P7" draw:layer="layout" svg:width="24.388cm" svg:height="13.007cm" svg:x="4.002cm" svg:y="4.742cm">
          <draw:image xlink:href="Pictures/10000000000003E30000026D420C4D53FD5E7D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修改用户信息" draw:style-name="dp1" draw:master-page-name="标题和内容" presentation:presentation-page-layout-name="AL2T11">
        <draw:frame draw:name="标题 1" presentation:style-name="pr4" draw:text-style-name="P6" draw:layer="layout" svg:width="26.123cm" svg:height="3.889cm" svg:x="1.795cm" svg:y="1.258cm" presentation:class="title" presentation:user-transformed="true">
          <draw:text-box>
            <text:p text:style-name="P1"><text:span text:style-name="T3">修改用户信息</text:span></text:p>
          </draw:text-box>
        </draw:frame>
        <draw:frame draw:name="内容占位符 3" draw:style-name="gr2" draw:text-style-name="P7" draw:layer="layout" svg:width="12.271cm" svg:height="14.785cm" svg:x="2.121cm" svg:y="3.797cm">
          <draw:image xlink:href="Pictures/100000000000029D0000032914BDE616721B43D1.png" xlink:type="simple" xlink:show="embed" xlink:actuate="onLoad" loext:mime-type="image/png">
            <text:p/>
          </draw:image>
        </draw:frame>
        <draw:custom-shape draw:name="文本框 4" draw:style-name="gr3" draw:text-style-name="P9" draw:layer="layout" svg:width="12.558cm" svg:height="1.775cm" svg:x="16.933cm" svg:y="4.29cm">
          <text:p text:style-name="P8"><text:span text:style-name="T5">选择用户后选择要修改的项目，之后执行修改。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集成测试环节" draw:style-name="dp1" draw:master-page-name="标题和内容" presentation:presentation-page-layout-name="AL2T11">
        <draw:frame draw:name="标题 1" presentation:style-name="pr4" draw:text-style-name="P6" draw:layer="layout" svg:width="26.123cm" svg:height="3.889cm" svg:x="1.795cm" svg:y="1.258cm" presentation:class="title" presentation:user-transformed="true">
          <draw:text-box>
            <text:p text:style-name="P1"><text:span text:style-name="T3">集成测试环节</text:span></text:p>
          </draw:text-box>
        </draw:frame>
        <draw:frame draw:name="内容占位符 2" presentation:style-name="pr6" draw:text-style-name="P11" draw:layer="layout" svg:width="24.851cm" svg:height="11.653cm" svg:x="3.065cm" svg:y="5.703cm" presentation:class="outline" presentation:user-transformed="true">
          <draw:text-box>
            <text:list text:style-name="L4">
              <text:list-item>
                <text:p text:style-name="P10"><text:span text:style-name="T7">后台管理部分是在其他部分基本完成后才进行编码的。</text:span></text:p>
              </text:list-item>
              <text:list-item>
                <text:p text:style-name="P10"><text:span text:style-name="T7">测试采用了</text:span><text:span text:style-name="T8">selenium+python</text:span><text:span text:style-name="T8">的自动测试方法。</text:span></text:p>
              </text:list-item>
              <text:list-item>
                <text:p text:style-name="P10"><text:span text:style-name="T8">利用</text:span><text:span text:style-name="T8">unittest</text:span><text:span text:style-name="T8">进行多个测试用例集成测试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entury Gothic" svg:font-family="'Century Gothic'"/>
    <style:font-face style:name="Century Gothic1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思源黑体" svg:font-family="思源黑体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Gradient_20_1" draw:display-name="Gradient 1" draw:style="radial" draw:cx="50%" draw:cy="50%" draw:start-color="#50b9c1" draw:end-color="#50b9c1" draw:start-intensity="100%" draw:end-intensity="100%" draw:border="0%"/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780000004380F7CB81FA2368DBB.png" xlink:type="simple" xlink:show="embed" xlink:actuate="onLoad"/>
    <draw:fill-image draw:name="msFillBitmap_20_2" draw:display-name="msFillBitmap 2" xlink:href="Pictures/1000000000000780000004380F7CB81FA2368DBB.png" xlink:type="simple" xlink:show="embed" xlink:actuate="onLoad"/>
    <draw:opacity draw:name="msTransGradient_20_1" draw:display-name="msTransGradient 1" draw:style="radial" draw:cx="50%" draw:cy="50%" draw:start="0%" draw:end="7%" draw:border="0%"/>
    <draw:opacity draw:name="msTransGradient_20_2" draw:display-name="msTransGradient 2" draw:style="radial" draw:cx="50%" draw:cy="50%" draw:start="0%" draw:end="7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" style:font-family-asian="思源黑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标题幻灯片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幻灯片-outline1" style:family="presentation">
      <style:graphic-properties draw:stroke="none" draw:fill="none" draw:auto-grow-height="false" draw:fit-to-size="shrink-to-fit" style:shrink-to-fit="true">
        <text:list-style style:name="标题幻灯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-outline2" style:family="presentation" style:parent-style-name="标题幻灯片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标题幻灯片-outline3" style:family="presentation" style:parent-style-name="标题幻灯片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标题幻灯片-outline4" style:family="presentation" style:parent-style-name="标题幻灯片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标题幻灯片-outline5" style:family="presentation" style:parent-style-name="标题幻灯片-outline4">
      <style:paragraph-properties fo:margin-top="0.1cm" fo:margin-bottom="0cm"/>
      <style:text-properties fo:font-size="20pt" style:font-size-asian="20pt" style:font-size-complex="20pt"/>
    </style:style>
    <style:style style:name="标题幻灯片-outline6" style:family="presentation" style:parent-style-name="标题幻灯片-outline5">
      <style:paragraph-properties fo:margin-top="0.1cm" fo:margin-bottom="0cm"/>
      <style:text-properties fo:font-size="20pt" style:font-size-asian="20pt" style:font-size-complex="20pt"/>
    </style:style>
    <style:style style:name="标题幻灯片-outline7" style:family="presentation" style:parent-style-name="标题幻灯片-outline6">
      <style:paragraph-properties fo:margin-top="0.1cm" fo:margin-bottom="0cm"/>
      <style:text-properties fo:font-size="20pt" style:font-size-asian="20pt" style:font-size-complex="20pt"/>
    </style:style>
    <style:style style:name="标题幻灯片-outline8" style:family="presentation" style:parent-style-name="标题幻灯片-outline7">
      <style:paragraph-properties fo:margin-top="0.1cm" fo:margin-bottom="0cm"/>
      <style:text-properties fo:font-size="20pt" style:font-size-asian="20pt" style:font-size-complex="20pt"/>
    </style:style>
    <style:style style:name="标题幻灯片-outline9" style:family="presentation" style:parent-style-name="标题幻灯片-outline8">
      <style:paragraph-properties fo:margin-top="0.1cm" fo:margin-bottom="0cm"/>
      <style:text-properties fo:font-size="20pt" style:font-size-asian="20pt" style:font-size-complex="20pt"/>
    </style:style>
    <style:style style:name="标题幻灯片-subtitle" style:family="presentation">
      <style:graphic-properties draw:stroke="none" draw:fill="none" draw:textarea-vertical-align="middle">
        <text:list-style style:name="标题幻灯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幻灯片-title" style:family="presentation">
      <style:graphic-properties draw:stroke="none" draw:fill="none" draw:textarea-vertical-align="middle">
        <text:list-style style:name="标题幻灯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标题和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和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和内容-outline1" style:family="presentation">
      <style:graphic-properties draw:stroke="none" draw:fill="none" draw:auto-grow-height="false" draw:fit-to-size="shrink-to-fit" style:shrink-to-fit="true">
        <text:list-style style:name="标题和内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-outline2" style:family="presentation" style:parent-style-name="标题和内容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标题和内容-outline3" style:family="presentation" style:parent-style-name="标题和内容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标题和内容-outline4" style:family="presentation" style:parent-style-name="标题和内容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标题和内容-outline5" style:family="presentation" style:parent-style-name="标题和内容-outline4">
      <style:paragraph-properties fo:margin-top="0.1cm" fo:margin-bottom="0cm"/>
      <style:text-properties fo:font-size="20pt" style:font-size-asian="20pt" style:font-size-complex="20pt"/>
    </style:style>
    <style:style style:name="标题和内容-outline6" style:family="presentation" style:parent-style-name="标题和内容-outline5">
      <style:paragraph-properties fo:margin-top="0.1cm" fo:margin-bottom="0cm"/>
      <style:text-properties fo:font-size="20pt" style:font-size-asian="20pt" style:font-size-complex="20pt"/>
    </style:style>
    <style:style style:name="标题和内容-outline7" style:family="presentation" style:parent-style-name="标题和内容-outline6">
      <style:paragraph-properties fo:margin-top="0.1cm" fo:margin-bottom="0cm"/>
      <style:text-properties fo:font-size="20pt" style:font-size-asian="20pt" style:font-size-complex="20pt"/>
    </style:style>
    <style:style style:name="标题和内容-outline8" style:family="presentation" style:parent-style-name="标题和内容-outline7">
      <style:paragraph-properties fo:margin-top="0.1cm" fo:margin-bottom="0cm"/>
      <style:text-properties fo:font-size="20pt" style:font-size-asian="20pt" style:font-size-complex="20pt"/>
    </style:style>
    <style:style style:name="标题和内容-outline9" style:family="presentation" style:parent-style-name="标题和内容-outline8">
      <style:paragraph-properties fo:margin-top="0.1cm" fo:margin-bottom="0cm"/>
      <style:text-properties fo:font-size="20pt" style:font-size-asian="20pt" style:font-size-complex="20pt"/>
    </style:style>
    <style:style style:name="标题和内容-subtitle" style:family="presentation">
      <style:graphic-properties draw:stroke="none" draw:fill="none" draw:textarea-vertical-align="middle">
        <text:list-style style:name="标题和内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和内容-title" style:family="presentation">
      <style:graphic-properties draw:stroke="none" draw:fill="none" draw:textarea-vertical-align="middle">
        <text:list-style style:name="标题和内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无填充且无边框的对象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cm)" draw:image-opacity="100%" style:mirror="none"/>
    </style:style>
    <style:style style:name="Mgr4" style:family="graphic" style:parent-style-name="无填充且无边框的对象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342cm)" draw:image-opacity="100%" style:mirror="none"/>
    </style:style>
    <style:style style:name="Mgr5" style:family="graphic" style:parent-style-name="standard">
      <style:graphic-properties draw:stroke="none" svg:stroke-width="0.026cm" svg:stroke-linecap="round" draw:fill="gradient" draw:fill-gradient-name="Gradient_20_1" draw:opacity-name="msTransGradient_20_1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/>
    </style:style>
    <style:style style:name="Mgr6" style:family="graphic" style:parent-style-name="无填充且无边框的对象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83cm, 0cm, 0cm, 0cm)" draw:image-opacity="100%" style:mirror="none"/>
    </style:style>
    <style:style style:name="Mgr7" style:family="graphic" style:parent-style-name="无填充且无边框的对象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4cm, 0cm)" draw:image-opacity="100%" style:mirror="none"/>
    </style:style>
    <style:style style:name="Mgr8" style:family="graphic" style:parent-style-name="standard">
      <style:graphic-properties draw:stroke="none" svg:stroke-width="0.026cm" svg:stroke-linecap="round" draw:fill="solid" draw:fill-color="#b01513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/>
    </style:style>
    <style:style style:name="Mgr9" style:family="graphic" style:parent-style-name="standard">
      <style:graphic-properties draw:stroke="none" svg:stroke-width="0.026cm" svg:stroke-linecap="round" draw:fill="gradient" draw:fill-gradient-name="Gradient_20_1" draw:opacity-name="msTransGradient_20_2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/>
    </style:style>
    <style:style style:name="Mpr1" style:family="presentation" style:parent-style-name="标题幻灯片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标题幻灯片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标题幻灯片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标题幻灯片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标题幻灯片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标题和内容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标题和内容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标题和内容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标题和内容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标题和内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标题和内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loext:graphic-properties draw:fill="gradient" draw:fill-gradient-name="Gradient_20_1" draw:opacity-name="msTransGradient_20_1"/>
      <style:paragraph-properties fo:text-align="center"/>
      <style:text-properties fo:font-size="18pt"/>
    </style:style>
    <style:style style:name="MP7" style:family="paragraph">
      <loext:graphic-properties draw:fill="solid" draw:fill-color="#b01513"/>
      <style:paragraph-properties fo:text-align="center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72pt" fo:hyphenate="false"/>
    </style:style>
    <style:style style:name="MP9" style:family="paragraph">
      <loext:graphic-properties draw:fill="none"/>
      <style:paragraph-properties fo:text-align="center" style:font-independent-line-spacing="true"/>
      <style:text-properties fo:font-size="72pt"/>
    </style:style>
    <style:style style:name="MP10" style:family="paragraph">
      <loext:graphic-properties draw:fill="none" draw:fill-color="#ffffff"/>
      <style:paragraph-properties fo:text-align="center" style:font-independent-line-spacing="true"/>
      <style:text-properties fo:font-size="11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font-independent-line-spacing="true"/>
      <style:text-properties fo:font-size="28pt" style:font-size-asian="14pt" style:font-size-complex="14pt"/>
    </style:style>
    <style:style style:name="MP12" style:family="paragraph">
      <loext:graphic-properties draw:fill="gradient" draw:fill-gradient-name="Gradient_20_1" draw:opacity-name="msTransGradient_20_2"/>
      <style:paragraph-properties fo:text-align="center"/>
      <style:text-properties fo:font-size="18pt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font-size="42pt" fo:hyphenate="false"/>
    </style:style>
    <style:style style:name="MP14" style:family="paragraph">
      <loext:graphic-properties draw:fill="none"/>
      <style:paragraph-properties fo:text-align="center" style:font-independent-line-spacing="true"/>
      <style:text-properties fo:font-size="42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0pt" fo:hyphenate="false"/>
    </style:style>
    <style:style style:name="MP16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MT1" style:family="text">
      <style:text-properties fo:font-variant="normal" fo:text-transform="none" fo:color="#ebebeb" style:text-line-through-style="none" style:text-line-through-type="none" style:text-position="0% 100%" style:font-name="Century Gothic" fo:font-size="72pt" fo:letter-spacing="normal" fo:font-style="normal" style:text-underline-style="none" fo:font-weight="normal" style:font-size-asian="72pt" style:language-asian="zh" style:country-asian="CN" style:font-style-asian="normal" style:font-weight-asian="normal" style:font-size-complex="72pt" style:font-style-complex="normal" style:font-weight-complex="normal"/>
    </style:style>
    <style:style style:name="MT2" style:family="text">
      <style:text-properties fo:font-variant="normal" fo:text-transform="none" fo:color="#ebebeb" style:text-line-through-style="none" style:text-line-through-type="none" style:text-position="0% 100%" style:font-name="Century Gothic" fo:font-size="42pt" fo:letter-spacing="normal" fo:font-style="normal" style:text-underline-style="none" fo:font-weight="normal" style:font-size-asian="42pt" style:language-asian="zh" style:country-asian="CN" style:font-style-asian="normal" style:font-weight-asian="normal" style:font-size-complex="4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language-asian="zh" style:country-asian="CN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language-asian="zh" style:country-asian="CN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ebebe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space-before="0.001cm" text:min-label-width="0.952cm"/>
        <style:text-properties fo:font-family="'Wingdings 3'" style:font-charset="x-symbol" fo:color="#8ad0d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8ad0d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8ad0d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8ad0d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8ad0d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8ad0d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标题幻灯片" style:page-layout-name="PM1" draw:style-name="Mdp1">
      <draw:frame draw:name="Picture 7" draw:style-name="Mgr3" draw:text-style-name="MP5" draw:layer="backgroundobjects" svg:width="11.213cm" svg:height="11.633cm" svg:x="0cm" svg:y="7.416cm">
        <draw:image xlink:href="Pictures/10000201000002AF000002AF5223D2907EE9F9C4.png" xlink:type="simple" xlink:show="embed" xlink:actuate="onLoad" loext:mime-type="image/png">
          <text:p/>
        </draw:image>
      </draw:frame>
      <draw:frame draw:name="Picture 6" draw:style-name="Mgr4" draw:text-style-name="MP5" draw:layer="backgroundobjects" svg:width="4.228cm" svg:height="6.57cm" svg:x="0cm" svg:y="8.034cm">
        <draw:image xlink:href="Pictures/1000020100000184000001840F790113A0B85CAE.png" xlink:type="simple" xlink:show="embed" xlink:actuate="onLoad" loext:mime-type="image/png">
          <text:p/>
        </draw:image>
      </draw:frame>
      <draw:custom-shape draw:name="Oval 15" draw:style-name="Mgr5" draw:text-style-name="MP6" draw:layer="backgroundobjects" svg:width="7.831cm" svg:height="7.831cm" svg:x="23.914cm" svg:y="4.65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5" draw:layer="backgroundobjects" svg:width="4.453cm" svg:height="3.17cm" svg:x="22.221cm" svg:y="0cm">
        <draw:image xlink:href="Pictures/100002010000010700000107AD54EE3B8C965D82.png" xlink:type="simple" xlink:show="embed" xlink:actuate="onLoad" loext:mime-type="image/png">
          <text:p/>
        </draw:image>
      </draw:frame>
      <draw:frame draw:name="Picture 9" draw:style-name="Mgr7" draw:text-style-name="MP5" draw:layer="backgroundobjects" svg:width="2.759cm" svg:height="2.116cm" svg:x="23.905cm" svg:y="16.933cm">
        <draw:image xlink:href="Pictures/10000201000000A3000000A33D6DFE6483E395FC.png" xlink:type="simple" xlink:show="embed" xlink:actuate="onLoad" loext:mime-type="image/png">
          <text:p/>
        </draw:image>
      </draw:frame>
      <draw:custom-shape draw:name="Rectangle 13" draw:style-name="Mgr8" draw:text-style-name="MP7" draw:layer="backgroundobjects" svg:width="1.904cm" svg:height="3.174cm" svg:x="28.994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4.515cm" svg:height="9.248cm" svg:x="3.208cm" svg:y="4.022cm" presentation:class="title" presentation:user-transformed="true">
        <draw:text-box>
          <text:p text:style-name="MP8"><text:span text:style-name="MT1">单击此处编辑母版标题样式</text:span></text:p>
        </draw:text-box>
      </draw:frame>
      <draw:frame draw:name="Date Placeholder 3" presentation:style-name="Mpr2" draw:text-style-name="MP10" draw:layer="backgroundobjects" svg:width="2.751cm" svg:height="0.846cm" draw:transform="rotate (-1.5707963267949) translate (30.009cm 4.022cm)" presentation:class="date-time" presentation:user-transformed="true">
        <draw:text-box>
          <text:p/>
        </draw:text-box>
      </draw:frame>
      <draw:frame draw:name="Footer Placeholder 4" presentation:style-name="Mpr3" draw:text-style-name="MP10" draw:layer="backgroundobjects" svg:width="10.721cm" svg:height="0.846cm" draw:transform="rotate (-1.5707963267949) translate (30.65cm 4.022cm)" presentation:class="footer" presentation:user-transformed="true">
        <draw:text-box>
          <text:p/>
        </draw:text-box>
      </draw:frame>
      <draw:frame draw:name="Slide Number Placeholder 5" presentation:style-name="Mpr3" draw:text-style-name="MP11" draw:layer="backgroundobjects" svg:width="2.327cm" svg:height="2.131cm" svg:x="28.757cm" svg:y="0.821cm" presentation:class="page-number" presentation:user-transformed="true">
        <draw:text-box>
          <text:p/>
        </draw:text-box>
      </draw:frame>
      <draw:frame presentation:style-name="标题幻灯片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标题幻灯片-title" draw:layer="backgroundobjects" svg:width="19.798cm" svg:height="11.136cm" svg:x="0.6cm" svg:y="2.257cm" presentation:class="page"/>
        <draw:frame presentation:style-name="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  <style:master-page style:name="标题和内容" style:page-layout-name="PM1" draw:style-name="Mdp2">
      <draw:frame draw:name="Picture 7" draw:style-name="Mgr3" draw:text-style-name="MP5" draw:layer="backgroundobjects" svg:width="11.213cm" svg:height="11.633cm" svg:x="0cm" svg:y="7.416cm">
        <draw:image xlink:href="Pictures/10000201000002AF000002AF5223D2907EE9F9C4.png" xlink:type="simple" xlink:show="embed" xlink:actuate="onLoad" loext:mime-type="image/png">
          <text:p/>
        </draw:image>
      </draw:frame>
      <draw:frame draw:name="Picture 6" draw:style-name="Mgr4" draw:text-style-name="MP5" draw:layer="backgroundobjects" svg:width="4.228cm" svg:height="6.57cm" svg:x="0cm" svg:y="8.034cm">
        <draw:image xlink:href="Pictures/1000020100000184000001840F790113A0B85CAE.png" xlink:type="simple" xlink:show="embed" xlink:actuate="onLoad" loext:mime-type="image/png">
          <text:p/>
        </draw:image>
      </draw:frame>
      <draw:custom-shape draw:name="Oval 15" draw:style-name="Mgr9" draw:text-style-name="MP12" draw:layer="backgroundobjects" svg:width="7.831cm" svg:height="7.831cm" svg:x="23.914cm" svg:y="4.65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5" draw:layer="backgroundobjects" svg:width="4.453cm" svg:height="3.17cm" svg:x="22.221cm" svg:y="0cm">
        <draw:image xlink:href="Pictures/100002010000010700000107AD54EE3B8C965D82.png" xlink:type="simple" xlink:show="embed" xlink:actuate="onLoad" loext:mime-type="image/png">
          <text:p/>
        </draw:image>
      </draw:frame>
      <draw:frame draw:name="Picture 9" draw:style-name="Mgr7" draw:text-style-name="MP5" draw:layer="backgroundobjects" svg:width="2.759cm" svg:height="2.116cm" svg:x="23.905cm" svg:y="16.933cm">
        <draw:image xlink:href="Pictures/10000201000000A3000000A33D6DFE6483E395FC.png" xlink:type="simple" xlink:show="embed" xlink:actuate="onLoad" loext:mime-type="image/png">
          <text:p/>
        </draw:image>
      </draw:frame>
      <draw:custom-shape draw:name="Rectangle 13" draw:style-name="Mgr8" draw:text-style-name="MP7" draw:layer="backgroundobjects" svg:width="1.904cm" svg:height="3.174cm" svg:x="28.994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4" draw:layer="backgroundobjects" svg:width="26.123cm" svg:height="3.889cm" svg:x="1.795cm" svg:y="1.258cm" presentation:class="title" presentation:user-transformed="true">
        <draw:text-box>
          <text:p text:style-name="MP13"><text:span text:style-name="MT2">单击此处编辑母版标题样式</text:span></text:p>
        </draw:text-box>
      </draw:frame>
      <draw:frame draw:name="Content Placeholder 2" presentation:style-name="Mpr7" draw:text-style-name="MP16" draw:layer="backgroundobjects" svg:width="24.851cm" svg:height="11.653cm" svg:x="3.065cm" svg:y="5.703cm" presentation:class="outline" presentation:user-transformed="true">
        <draw:text-box>
          <text:list text:style-name="ML4">
            <text:list-item>
              <text:p text:style-name="MP15"><text:span text:style-name="MT3">单击此处编辑母版文本样式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4">二级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5">三级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6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6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0" draw:layer="backgroundobjects" svg:width="2.751cm" svg:height="0.846cm" draw:transform="rotate (-1.5707963267949) translate (30.009cm 4.022cm)" presentation:class="date-time" presentation:user-transformed="true">
        <draw:text-box>
          <text:p/>
        </draw:text-box>
      </draw:frame>
      <draw:frame draw:name="Footer Placeholder 4" presentation:style-name="Mpr9" draw:text-style-name="MP10" draw:layer="backgroundobjects" svg:width="10.721cm" svg:height="0.846cm" draw:transform="rotate (-1.5707963267949) translate (30.65cm 4.022cm)" presentation:class="footer" presentation:user-transformed="true">
        <draw:text-box>
          <text:p/>
        </draw:text-box>
      </draw:frame>
      <draw:frame draw:name="Slide Number Placeholder 5" presentation:style-name="Mpr9" draw:text-style-name="MP11" draw:layer="backgroundobjects" svg:width="2.327cm" svg:height="2.131cm" svg:x="28.757cm" svg:y="0.821cm" presentation:class="page-number" presentation:user-transformed="true">
        <draw:text-box>
          <text:p/>
        </draw:text-box>
      </draw:frame>
      <presentation:notes style:page-layout-name="PM0">
        <draw:page-thumbnail presentation:style-name="标题和内容-title" draw:layer="backgroundobjects" svg:width="19.798cm" svg:height="11.136cm" svg:x="0.6cm" svg:y="2.257cm" presentation:class="page"/>
        <draw:frame presentation:style-name="标题和内容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微课网 个人项目报告 </dc:title>
    <meta:initial-creator>Alex Woods</meta:initial-creator>
    <dc:creator>alex7</dc:creator>
    <meta:editing-cycles>5</meta:editing-cycles>
    <meta:creation-date>2020-06-28T12:31:00</meta:creation-date>
    <dc:date>2020-06-28T13:19:06</dc:date>
    <meta:editing-duration>P0D</meta:editing-duration>
    <meta:generator>LibreOffice/6.4.4.2$Windows_X86_64 LibreOffice_project/3d775be2011f3886db32dfd395a6a6d1ca2630ff</meta:generator>
    <meta:document-statistic meta:object-count="8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KSOProductBuildVer">2052-11.1.0.9740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宽屏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Ion" xlink:href=""/>
  </office:meta>
</office:document-meta>
</file>